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subtitle">
      <style:graphic-properties draw:fill-color="#ffffff" draw:auto-grow-height="true" fo:min-height="9.274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draw:fill-color="#ffffff" draw:auto-grow-height="true" fo:min-height="2cm"/>
      <style:paragraph-properties style:writing-mode="lr-tb"/>
    </style:style>
    <style:style style:name="pr4" style:family="presentation" style:parent-style-name="Inspiration-outline1">
      <style:graphic-properties draw:fill-color="#ffffff" fo:min-height="13.60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0cm" fo:margin-right="0cm" fo:margin-top="0cm" fo:margin-bottom="0.4cm" fo:text-indent="0cm"/>
    </style:style>
    <style:style style:name="P5" style:family="paragraph">
      <loext:graphic-properties draw:fill-color="#ffffff"/>
      <style:paragraph-properties fo:margin-left="0.6cm" fo:margin-right="0cm" fo:text-indent="0cm"/>
    </style:style>
    <style:style style:name="T1" style:family="text">
      <style:text-properties fo:color="#ff00ff" loext:opacity="100%" fo:font-weight="bold" style:font-weight-asian="bold" style:font-weight-complex="bold"/>
    </style:style>
    <style:style style:name="T2" style:family="text">
      <style:text-properties fo:color="#ff00f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9.274cm" svg:x="1.4cm" svg:y="1.6cm" presentation:class="subtitle">
          <draw:text-box>
            <text:p>Algorithmique</text:p>
            <text:p/>
            <text:p>Choix des structures de test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list text:style-name="L1">
              <text:list-header>
                <text:p text:style-name="P2">structures de test</text:p>
              </text:list-header>
            </text:list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Tester un prédicat pour faire une seule action</text:p>
                <text:list>
                  <text:list-item>
                    <text:p><text:span text:style-name="T1">Si -Alors-Finsi</text:span></text:p>
                  </text:list-item>
                  <text:list-item>
                    <text:p text:style-name="P4">Ex : <text:span text:style-name="T1">si</text:span> diviseur != 0 <text:span text:style-name="T1">Alors</text:span> Ecrire :"division possible" <text:span text:style-name="T1">finsi</text:span></text:p>
                  </text:list-item>
                </text:list>
              </text:list-item>
              <text:list-item>
                <text:p>Tester un prédicat pour faire une action ou son contraire</text:p>
                <text:list>
                  <text:list-item>
                    <text:p text:style-name="P4"><text:span text:style-name="T1">Si -Alors-Sinon-Finsi</text:span></text:p>
                  </text:list-item>
                  <text:list-item>
                    <text:p text:style-name="P4">Ex : <text:span text:style-name="T1">si</text:span> age&gt;18 <text:span text:style-name="T1">alors</text:span> ecrire "majeur" <text:span text:style-name="T1">sinon</text:span> ecrire "mineur" <text:span text:style-name="T1">finsi</text:span></text:p>
                  </text:list-item>
                </text:list>
              </text:list-item>
              <text:list-item>
                <text:p>Tester un prédicat parmis une liste de valeurs</text:p>
                <text:list>
                  <text:list-item>
                    <text:p text:style-name="P4"><text:span text:style-name="T1">Cas-Parmis</text:span></text:p>
                  </text:list-item>
                  <text:list-item>
                    <text:p text:style-name="P4">Ex : <text:s/>choix de menu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2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9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448cm" svg:x="20.075cm" svg:y="19.131cm" presentation:class="page-number">
        <draw:text-box>
          <text:p text:style-name="MP12"><text:span text:style-name="MT1"><text:page-number>&lt;numéro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2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2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9-11-06T08:30:28</meta:creation-date>
    <dc:date>2022-10-18T18:00:14.315862939</dc:date>
    <meta:editing-cycles>16</meta:editing-cycles>
    <meta:editing-duration>PT45M5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